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BaselineConceptExist //Brad Frazier //PASS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D4” when the “Enter patientID” dialog pops up</text:p>
      <text:p text:style-name="P1"/>
      <text:p text:style-name="P1">The app should now display the message dialog:” Patient 1000D4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INDETERMINA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59.888171766</meta:creation-date>
    <dc:date>2020-11-17T21:22:36.873742514</dc:date>
    <meta:editing-duration>PT37S</meta:editing-duration>
    <meta:editing-cycles>1</meta:editing-cycles>
    <meta:document-statistic meta:table-count="0" meta:image-count="0" meta:object-count="0" meta:page-count="1" meta:paragraph-count="31" meta:word-count="421" meta:character-count="2606" meta:non-whitespace-character-count="2205"/>
    <meta:generator>LibreOffice/6.0.7.3$Linux_X86_64 LibreOffice_project/00m0$Build-3</meta:generator>
  </office:meta>
</office:document-meta>
</file>